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ffff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nv2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_channel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_channel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kernel_siz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in_shape</text:p>
          </table:table-cell>
          <table:table-cell table:formula="of:=[.B3]" office:value-type="float" office:value="2" calcext:value-type="float">
            <text:p>2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ut_shape</text:p>
          </table:table-cell>
          <table:table-cell table:formula="of:=[.B4]" office:value-type="float" office:value="4" calcext:value-type="float">
            <text:p>4</text:p>
          </table:table-cell>
          <table:table-cell table:formula="of:=(([.C11]+2*[.B7]-[.B8]*([.B5]-1)-1)/[.B6])+1" office:value-type="float" office:value="4" calcext:value-type="float">
            <text:p>4</text:p>
          </table:table-cell>
          <table:table-cell table:formula="of:=(([.D11]+2*[.C7]-[.C8]*([.C5]-1)-1)/[.C6])+1"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MaxPool2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kernel_siz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d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None=kernel_size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in_shape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ut_shape</text:p>
          </table:table-cell>
          <table:table-cell table:formula="of:=[.B23]" office:value-type="float" office:value="4" calcext:value-type="float">
            <text:p>4</text:p>
          </table:table-cell>
          <table:table-cell table:formula="of:=(([.C23]+2*[.B19]-[.B20]*([.B17]-1)-1)/[.B18])+1" office:value-type="float" office:value="2" calcext:value-type="float">
            <text:p>2</text:p>
          </table:table-cell>
          <table:table-cell table:formula="of:=(([.D23]+2*[.C19]-[.C20]*([.C17]-1)-1)/[.C18])+1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tefano Martina</meta:initial-creator>
    <meta:creation-date>2020-02-19T11:41:03.452521744</meta:creation-date>
    <dc:date>2020-02-19T12:36:35.153738010</dc:date>
    <dc:creator>Stefano Martina</dc:creator>
    <meta:editing-duration>PT2M40S</meta:editing-duration>
    <meta:editing-cycles>1</meta:editing-cycles>
    <meta:document-statistic meta:table-count="1" meta:cell-count="60" meta:object-count="0"/>
    <meta:generator>LibreOffice/6.4.0.3$Linux_X86_64 LibreOffice_project/40$Build-3</meta:generator>
  </office:meta>
</office:document-meta>
</file>